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3.98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text-properties officeooo:rsid="001d4db5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officeooo:rsid="001d4db5" officeooo:paragraph-rsid="001d4db5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P5" style:family="paragraph" style:parent-style-name="List_20_Paragraph" style:list-style-name="WWNum4"/>
    <style:style style:name="P6" style:family="paragraph" style:parent-style-name="List_20_Paragraph" style:list-style-name="WWNum5"/>
    <style:style style:name="P7" style:family="paragraph" style:parent-style-name="List_20_Paragraph" style:list-style-name="WWNum6"/>
    <style:style style:name="P8" style:family="paragraph" style:parent-style-name="List_20_Paragraph" style:list-style-name="WWNum7"/>
    <style:style style:name="P9" style:family="paragraph" style:parent-style-name="List_20_Paragraph" style:list-style-name="WWNum9"/>
    <style:style style:name="P10" style:family="paragraph" style:parent-style-name="List_20_Paragraph" style:list-style-name="WWNum10"/>
    <style:style style:name="P11" style:family="paragraph" style:parent-style-name="List_20_Paragraph" style:list-style-name="WWNum10">
      <style:text-properties officeooo:rsid="001bce8f" officeooo:paragraph-rsid="001bce8f"/>
    </style:style>
    <style:style style:name="P12" style:family="paragraph" style:parent-style-name="List_20_Paragraph" style:list-style-name="WWNum10">
      <style:text-properties officeooo:rsid="0020a3ad" officeooo:paragraph-rsid="0020a3ad"/>
    </style:style>
    <style:style style:name="P13" style:family="paragraph" style:parent-style-name="List_20_Paragraph" style:list-style-name="WWNum1">
      <style:text-properties officeooo:rsid="0021adb6" officeooo:paragraph-rsid="0021adb6"/>
    </style:style>
    <style:style style:name="P14" style:family="paragraph" style:parent-style-name="List_20_Paragraph">
      <style:text-properties officeooo:rsid="00220ec3" officeooo:paragraph-rsid="00220ec3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text-properties officeooo:rsid="00234662" officeooo:paragraph-rsid="00234662"/>
    </style:style>
    <style:style style:name="P17" style:family="paragraph" style:parent-style-name="Table_20_Contents">
      <style:text-properties officeooo:rsid="00234662" officeooo:paragraph-rsid="00234662"/>
    </style:style>
    <style:style style:name="T1" style:family="text">
      <style:text-properties officeooo:rsid="001bce8f"/>
    </style:style>
    <style:style style:name="T2" style:family="text">
      <style:text-properties officeooo:rsid="001f1981"/>
    </style:style>
    <style:style style:name="T3" style:family="text">
      <style:text-properties officeooo:rsid="0021adb6"/>
    </style:style>
    <style:style style:name="T4" style:family="text">
      <style:text-properties officeooo:rsid="00220ec3"/>
    </style:style>
    <style:style style:name="T5" style:family="text">
      <style:text-properties officeooo:rsid="002346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ssignment 1</text:p>
      <text:p text:style-name="Standard">CS 342: Networks Lab </text:p>
      <text:p text:style-name="Standard"/>
      <text:p text:style-name="Standard">Q1. </text:p>
      <text:list xml:id="list3576020699" text:style-name="WWNum1">
        <text:list-item>
          <text:p text:style-name="P3">-c followed by the time interval in seconds. </text:p>
        </text:list-item>
      </text:list>
      <text:p text:style-name="List_20_Paragraph">Example, $ ping -c 2 facebook.com</text:p>
      <text:list xml:id="list180405367239707" text:continue-numbering="true" text:style-name="WWNum1">
        <text:list-item>
          <text:p text:style-name="P3">-i followed by the time interval in seconds.</text:p>
        </text:list-item>
      </text:list>
      <text:p text:style-name="List_20_Paragraph">Example, $ ping -i 2 facebook.com</text:p>
      <text:list xml:id="list180404065651396" text:continue-numbering="true" text:style-name="WWNum1">
        <text:list-item>
          <text:p text:style-name="P3">-<text:span text:style-name="T3">l followed by number of packets</text:span></text:p>
          <text:p text:style-name="P13">Example, $ ping -l 2 facebook.com</text:p>
          <text:p text:style-name="P13">The limit for sending such ECHO_REQUEST for a normal user is 3.</text:p>
        </text:list-item>
        <text:list-item>
          <text:p text:style-name="P3">-<text:span text:style-name="T4">s followed by packetsize in bytes</text:span></text:p>
        </text:list-item>
      </text:list>
      <text:p text:style-name="P14">Example, $ ping -s 32 facebook.com</text:p>
      <text:p text:style-name="P14">If the payload size is set to 32 bytes then the packet size will be <text:span text:style-name="T5">60 including ICMP header and IPv4 header.</text:span></text:p>
      <text:p text:style-name="P14"/>
      <text:p text:style-name="Standard">Q2. </text:p>
      <text:p text:style-name="Standard"><text:tab/><text:tab/><text:tab/><text:span text:style-name="T1">Hosts: facebook.com, google.com, youtube.com, bing.com, yahoo.com, instagram.com</text:span></text:p>
      <text:p text:style-name="P16">Pinged the servers using command prompt.</text:p>
      <text:list xml:id="list2461828344" text:style-name="WWNum2">
        <text:list-item>
          <text:p text:style-name="P4">.</text:p>
        </text:list-item>
      </text:list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7">Hostname</text:p>
          </table:table-cell>
          <table:table-cell table:style-name="Table1.A1" office:value-type="string">
            <text:p text:style-name="P17">16/09/2020 8pm</text:p>
          </table:table-cell>
          <table:table-cell table:style-name="Table1.A1" office:value-type="string">
            <text:p text:style-name="P17">17/09/2020 12am</text:p>
          </table:table-cell>
          <table:table-cell table:style-name="Table1.D1" office:value-type="string">
            <text:p text:style-name="P17">17/09/2020 5pm</text:p>
          </table:table-cell>
        </table:table-row>
        <table:table-row>
          <table:table-cell table:style-name="Table1.A2" office:value-type="string">
            <text:p text:style-name="P17">facebook.com</text:p>
          </table:table-cell>
          <table:table-cell table:style-name="Table1.A2" office:value-type="string">
            <text:p text:style-name="P17">64.155</text:p>
          </table:table-cell>
          <table:table-cell table:style-name="Table1.A2" office:value-type="string">
            <text:p text:style-name="P17">63.333</text:p>
          </table:table-cell>
          <table:table-cell table:style-name="Table1.D2" office:value-type="string">
            <text:p text:style-name="P17">62.132</text:p>
          </table:table-cell>
        </table:table-row>
        <table:table-row>
          <table:table-cell table:style-name="Table1.A2" office:value-type="string">
            <text:p text:style-name="P17">google.com</text:p>
          </table:table-cell>
          <table:table-cell table:style-name="Table1.A2" office:value-type="string">
            <text:p text:style-name="P17">84.552</text:p>
          </table:table-cell>
          <table:table-cell table:style-name="Table1.A2" office:value-type="string">
            <text:p text:style-name="P17">52.577</text:p>
          </table:table-cell>
          <table:table-cell table:style-name="Table1.D2" office:value-type="string">
            <text:p text:style-name="P17">54.574</text:p>
          </table:table-cell>
        </table:table-row>
        <table:table-row>
          <table:table-cell table:style-name="Table1.A2" office:value-type="string">
            <text:p text:style-name="P17">yahoo.com</text:p>
          </table:table-cell>
          <table:table-cell table:style-name="Table1.A2" office:value-type="string">
            <text:p text:style-name="P17">414.835</text:p>
          </table:table-cell>
          <table:table-cell table:style-name="Table1.A2" office:value-type="string">
            <text:p text:style-name="P17">400.602</text:p>
          </table:table-cell>
          <table:table-cell table:style-name="Table1.D2" office:value-type="string">
            <text:p text:style-name="P17">352.924</text:p>
          </table:table-cell>
        </table:table-row>
        <table:table-row>
          <table:table-cell table:style-name="Table1.A2" office:value-type="string">
            <text:p text:style-name="P17">bing.com</text:p>
          </table:table-cell>
          <table:table-cell table:style-name="Table1.A2" office:value-type="string">
            <text:p text:style-name="P17">55.894</text:p>
          </table:table-cell>
          <table:table-cell table:style-name="Table1.A2" office:value-type="string">
            <text:p text:style-name="P17">46.054</text:p>
          </table:table-cell>
          <table:table-cell table:style-name="Table1.D2" office:value-type="string">
            <text:p text:style-name="P17">58.732</text:p>
          </table:table-cell>
        </table:table-row>
        <table:table-row>
          <table:table-cell table:style-name="Table1.A2" office:value-type="string">
            <text:p text:style-name="P17">instagram.com</text:p>
          </table:table-cell>
          <table:table-cell table:style-name="Table1.A2" office:value-type="string">
            <text:p text:style-name="P17">416.286</text:p>
          </table:table-cell>
          <table:table-cell table:style-name="Table1.A2" office:value-type="string">
            <text:p text:style-name="P17">412.308</text:p>
          </table:table-cell>
          <table:table-cell table:style-name="Table1.D2" office:value-type="string">
            <text:p text:style-name="P17">577.144</text:p>
          </table:table-cell>
        </table:table-row>
        <table:table-row>
          <table:table-cell table:style-name="Table1.A2" office:value-type="string">
            <text:p text:style-name="P17">youtube.com</text:p>
          </table:table-cell>
          <table:table-cell table:style-name="Table1.A2" office:value-type="string">
            <text:p text:style-name="P17">96.388</text:p>
          </table:table-cell>
          <table:table-cell table:style-name="Table1.A2" office:value-type="string">
            <text:p text:style-name="P17">67.696</text:p>
          </table:table-cell>
          <table:table-cell table:style-name="Table1.D2" office:value-type="string">
            <text:p text:style-name="P17">110.378</text:p>
          </table:table-cell>
        </table:table-row>
      </table:table>
      <text:list xml:id="list180405561796827" text:continue-numbering="true" text:style-name="WWNum2">
        <text:list-header>
          <text:p text:style-name="P4"/>
        </text:list-header>
        <text:list-item>
          <text:p text:style-name="P4">.</text:p>
        </text:list-item>
        <text:list-item>
          <text:p text:style-name="P4">.</text:p>
        </text:list-item>
        <text:list-item>
          <text:p text:style-name="P4">.</text:p>
        </text:list-item>
      </text:list>
      <text:p text:style-name="Standard">Q3.</text:p>
      <text:list xml:id="list1293468193" text:style-name="WWNum4">
        <text:list-item>
          <text:p text:style-name="P5">.</text:p>
        </text:list-item>
        <text:list-item>
          <text:p text:style-name="P5">.</text:p>
        </text:list-item>
        <text:list-item>
          <text:p text:style-name="P5">.</text:p>
        </text:list-item>
        <text:list-item>
          <text:p text:style-name="P5">.</text:p>
        </text:list-item>
      </text:list>
      <text:p text:style-name="Standard"><text:soft-page-break/>Q4. </text:p>
      <text:list xml:id="list268978685" text:style-name="WWNum5">
        <text:list-item>
          <text:p text:style-name="P6">ifconfig command is used to configure network interfaces. If no arguments are given it displays currently active network interfaces.</text:p>
        </text:list-item>
        <text:list-item>
          <text:p text:style-name="P6">.</text:p>
        </text:list-item>
        <text:list-item>
          <text:p text:style-name="P6">.</text:p>
        </text:list-item>
        <text:list-item>
          <text:p text:style-name="P6">.</text:p>
        </text:list-item>
      </text:list>
      <text:p text:style-name="Standard">Q5. </text:p>
      <text:list xml:id="list2247985660" text:style-name="WWNum6">
        <text:list-item>
          <text:p text:style-name="P7">The netstat command is used to display the network statistics as is suggested by the name.</text:p>
        </text:list-item>
        <text:list-item>
          <text:p text:style-name="P7">.</text:p>
        </text:list-item>
        <text:list-item>
          <text:p text:style-name="P7">.</text:p>
        </text:list-item>
        <text:list-item>
          <text:p text:style-name="P7">.</text:p>
        </text:list-item>
        <text:list-item>
          <text:p text:style-name="P7">.</text:p>
        </text:list-item>
        <text:list-item>
          <text:p text:style-name="P7">.</text:p>
        </text:list-item>
      </text:list>
      <text:p text:style-name="Standard">Q6.</text:p>
      <text:list xml:id="list2622005169" text:style-name="WWNum7">
        <text:list-item>
          <text:p text:style-name="P8">.</text:p>
        </text:list-item>
        <text:list-item>
          <text:p text:style-name="P8">.</text:p>
        </text:list-item>
        <text:list-item>
          <text:p text:style-name="P8">.</text:p>
        </text:list-item>
        <text:list-item>
          <text:p text:style-name="P8">.</text:p>
        </text:list-item>
        <text:list-item>
          <text:p text:style-name="P8">.</text:p>
        </text:list-item>
      </text:list>
      <text:p text:style-name="Standard">Q7.</text:p>
      <text:list xml:id="list2503244560" text:style-name="WWNum9">
        <text:list-item>
          <text:p text:style-name="P9">.</text:p>
        </text:list-item>
        <text:list-item>
          <text:p text:style-name="P9">.</text:p>
        </text:list-item>
        <text:list-item>
          <text:p text:style-name="P9">.</text:p>
        </text:list-item>
        <text:list-item>
          <text:p text:style-name="P9">.</text:p>
        </text:list-item>
      </text:list>
      <text:p text:style-name="Standard">Q8.</text:p>
      <text:list xml:id="list2317174941" text:style-name="WWNum10">
        <text:list-item>
          <text:p text:style-name="P11">nmap -sP &lt;IP Range&gt; / <text:span text:style-name="T2">n</text:span>map -sP 172.14.16.00/24</text:p>
        </text:list-item>
        <text:list-item>
          <text:p text:style-name="P12">sudo nmap -sA &lt;IP Address&gt;</text:p>
        </text:list-item>
        <text:list-item>
          <text:p text:style-name="P10"/>
        </text:list-item>
      </text:list>
      <text:p text:style-name="List_20_Paragraph"/>
      <text:p text:style-name="List_20_Paragraph"/>
      <text:p text:style-name="P1"/>
      <text:p text:style-name="P2"/>
      <text:p text:style-name="P2"/>
      <text:p text:style-name="P2">-sA (TCP ACK scan)</text:p>
      <text:p text:style-name="P2"><text:s text:c="11"/>This scan is different than the others discussed so far in that it</text:p>
      <text:p text:style-name="P2"><text:s text:c="11"/>never determines open (or even open|filtered) ports. It is used to</text:p>
      <text:p text:style-name="P2"><text:s text:c="11"/>map out firewall rulesets, determining whether they are stateful or</text:p>
      <text:p text:style-name="P2"><text:s text:c="11"/>not and which ports are filtered.</text:p>
      <text:p text:style-name="P2"/>
      <text:p text:style-name="P2"><text:s text:c="11"/>The ACK scan probe packet has only the ACK flag set (unless you use</text:p>
      <text:p text:style-name="P2"><text:s text:c="11"/>--scanflags). When scanning unfiltered systems, open and closed</text:p>
      <text:p text:style-name="P2"><text:s text:c="11"/>ports will both return a RST packet. Nmap then labels them as</text:p>
      <text:p text:style-name="P2"><text:s text:c="11"/>unfiltered, meaning that they are reachable by the ACK packet, but</text:p>
      <text:p text:style-name="P2"><text:s text:c="11"/>whether they are open or closed is undetermined. Ports that don't</text:p>
      <text:p text:style-name="P2"><text:soft-page-break/><text:s text:c="11"/>respond, or send certain ICMP error messages back (type 3, code 0,</text:p>
      <text:p text:style-name="P2"><text:s text:c="11"/>1, 2, 3, 9, 10, or 13), are labeled filter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ooja.bhagat2000@gmail.com</meta:initial-creator>
    <meta:editing-cycles>3</meta:editing-cycles>
    <meta:creation-date>2020-09-16T08:53:00</meta:creation-date>
    <dc:date>2020-09-17T18:04:03.418607507</dc:date>
    <meta:editing-duration>PT3H21M27S</meta:editing-duration>
    <meta:generator>LibreOffice/6.4.5.2$Linux_X86_64 LibreOffice_project/40$Build-2</meta:generator>
    <meta:document-statistic meta:table-count="1" meta:image-count="0" meta:object-count="0" meta:page-count="3" meta:paragraph-count="92" meta:word-count="374" meta:character-count="2030" meta:non-whitespace-character-count="16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